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50fa0" officeooo:paragraph-rsid="00100ade"/>
    </style:style>
    <style:style style:name="P2" style:family="paragraph" style:parent-style-name="Standard">
      <style:text-properties officeooo:rsid="00077cc3" officeooo:paragraph-rsid="00100ade"/>
    </style:style>
    <style:style style:name="P3" style:family="paragraph" style:parent-style-name="Standard">
      <style:text-properties officeooo:rsid="00050fa0" officeooo:paragraph-rsid="00100ade"/>
    </style:style>
    <style:style style:name="P4" style:family="paragraph" style:parent-style-name="Standard">
      <style:text-properties officeooo:rsid="000631f6" officeooo:paragraph-rsid="00100ade"/>
    </style:style>
    <style:style style:name="P5" style:family="paragraph" style:parent-style-name="Standard">
      <style:text-properties style:font-name="Dudu Cyryllic" officeooo:rsid="000631f6" officeooo:paragraph-rsid="00100ade"/>
    </style:style>
    <style:style style:name="P6" style:family="paragraph" style:parent-style-name="Standard">
      <style:text-properties style:font-name="Liberation Serif" fo:font-style="italic" officeooo:rsid="000631f6" officeooo:paragraph-rsid="00100ade" style:font-style-asian="italic" style:font-style-complex="italic"/>
    </style:style>
    <style:style style:name="P7" style:family="paragraph" style:parent-style-name="Standard">
      <style:text-properties officeooo:rsid="000f9447" officeooo:paragraph-rsid="00100ade"/>
    </style:style>
    <style:style style:name="P8" style:family="paragraph" style:parent-style-name="Standard">
      <style:text-properties officeooo:rsid="001163b5" officeooo:paragraph-rsid="00100ade"/>
    </style:style>
    <style:style style:name="P9" style:family="paragraph" style:parent-style-name="Standard">
      <style:text-properties officeooo:rsid="00129b79" officeooo:paragraph-rsid="00100ade"/>
    </style:style>
    <style:style style:name="P10" style:family="paragraph" style:parent-style-name="Standard">
      <style:text-properties officeooo:rsid="00142483" officeooo:paragraph-rsid="00100ade"/>
    </style:style>
    <style:style style:name="P11" style:family="paragraph" style:parent-style-name="Standard">
      <style:text-properties officeooo:rsid="00075831" officeooo:paragraph-rsid="00100ade"/>
    </style:style>
    <style:style style:name="T1" style:family="text">
      <style:text-properties officeooo:rsid="0099e642"/>
    </style:style>
    <style:style style:name="T2" style:family="text">
      <style:text-properties officeooo:rsid="0007ce53"/>
    </style:style>
    <style:style style:name="T3" style:family="text">
      <style:text-properties officeooo:rsid="00984b14"/>
    </style:style>
    <style:style style:name="T4" style:family="text">
      <style:text-properties officeooo:rsid="02b9f202"/>
    </style:style>
    <style:style style:name="T5" style:family="text">
      <style:text-properties officeooo:rsid="00c2d200"/>
    </style:style>
    <style:style style:name="T6" style:family="text">
      <style:text-properties officeooo:rsid="00142483"/>
    </style:style>
    <style:style style:name="T7" style:family="text">
      <style:text-properties officeooo:rsid="00075831"/>
    </style:style>
    <style:style style:name="T8" style:family="text">
      <style:text-properties officeooo:rsid="00c48a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Дорога в школу стала совсем своей, но всякий раз немножко другая.</text:p>
      <text:p text:style-name="P4">Листва опадала, по лесу пошли гулять сквозняки, а школа различалась уже со спуска рядом с болотом, где на светлой и гладкой коре одной из широких осин темнела вырезанная ножиком надпись: «Здесь пропадает юнность».</text:p>
      <text:p text:style-name="P5"/>
      <text:p text:style-name="P6">(...<text:span text:style-name="T2">д</text:span>о сих пор название молодёжного литературного журнала ЮНОСТЬ мне почему-то кажется коротковато ущербным...)</text:p>
      <text:p text:style-name="P4"/>
      <text:p text:style-name="P4">Потом повалили снега, но в наметённых сугробах за один день опять протаптывалась широкая тропа дороги в школу.</text:p>
      <text:p text:style-name="P4">Солнце нестерпимо искрилось в белизне по обе стороны дороги к знаниям, <text:span text:style-name="T3">что превратилась в снежную траншею </text:span>с оранжевыми метинами мочи на стенках; следующий снегопад их бесследно засыплет, но они появятся в других местах новопротоптанной (и ставшей глубже) тропы через лес.</text:p>
      <text:p text:style-name="P4">Под Новый год наш класс кончил проходить букварь и Серафима Сергеевна привела нас в школьную библиотеку — узкую комнату на втором этаже. Она сказала, что теперь мы можем приходить сюда и брать книги домой для личного чтения.</text:p>
      <text:p text:style-name="P4"><text:span text:style-name="T3">Я</text:span> принёс домой <text:span text:style-name="T4">мою первую книгу</text:span>, залёг с ней на диване и не подымался пока не прочитал до конца.</text:p>
      <text:p text:style-name="P4"><text:span text:style-name="T3">В ней</text:span> <text:s/>рассказыва<text:span text:style-name="T4">ется</text:span> про город, где по улицам ходят молоточки и стукают по головам колокольчиков, чтоб те звенели — это сказка Аксакова про табакерку с музыкой...</text:p>
      <text:p text:style-name="P4"/>
      <text:p text:style-name="P7">Зимние вечера такие торопыги, пока пообедаешь и отмучаешь домашнее задание по чистописанию — глядь! — а за окном уже густеют сумерки. </text:p>
      <text:p text:style-name="P7">Но даже темень не в силах остановить общественную жизнь, вот и одеваешь валенки и тёплые штаны поверх них, зимнее пальто, шапку и — айда на горку!</text:p>
      <text:p text:style-name="P7">Далеко? Да нет же! Ведь это та самая горка <text:span text:style-name="T3">где мы</text:span> спускаемся из Квартала к школе новобранцев, <text:span text:style-name="T3">по дороге </text:span>в <text:span text:style-name="T4">свою </text:span>школу. Поэтому снег <text:span text:style-name="T4">тут </text:span>хорошо утоптан и санки в нём не вязнут.</text:p>
      <text:p text:style-name="P7">Горка начинается от бетонной окружной дороги. Бетон, конечно, тоже укрыт укатанным снегом, но свет фонарей на столбах вдоль него подтверждает — это всё та же дорога.</text:p>
      <text:p text:style-name="P7">Один из фонарей стоит <text:span text:style-name="T3">в начале спуска. Под ним и собирается гурьба детворы с санками.</text:span></text:p>
      <text:p text:style-name="P8">У большинства они покупные — с алюминиевыми полозьями и разноцветно лакированными перекладинками сиденья.</text:p>
      <text:p text:style-name="P8">А мои папа на работе сделал, <text:span text:style-name="T3">они </text:span>чуть короче магазинных, но более угонистые, хотя тоже со спинкой, на которую приходится бросаться животом, когда разгоняешься под гору.</text:p>
      <text:p text:style-name="P8">Низ спуска тонет в ночной темноте проколотой далёкой лампочкой над воротами школы новобранцев.</text:p>
      <text:p text:style-name="P8">Когда санки на излёте останавливаются, берёшь обледенелую верёвку, продетую в две дырки на носу у санок и топаешь обратно вверх.</text:p>
      <text:p text:style-name="P8">А с приближеньем к свету <text:span text:style-name="T5">придорожного </text:span>фонаря, из обочинных сугробов тебе <text:span text:style-name="T5">начинают </text:span>подмигива<text:span text:style-name="T5">ть</text:span> несчётные живые искорки, меняющиеся с каждым шагом.</text:p>
      <text:p text:style-name="P8">А наверху уже придумали устроить паровозик — цепляют санки друг с дружко<text:span text:style-name="T5">й</text:span> верёвками за спинки, и вот уже общая масса с воплями, с визгом у<text:span text:style-name="T5">катывает </text:span>в темноту.</text:p>
      <text:p text:style-name="P8"/>
      <text:p text:style-name="P9">В какой-то момент я, как, наверное, тысячи других мальчиков, сделал то, чего никак нельзя делать, и нас об этом тысячу раз предупреждали, <text:span text:style-name="T4">но</text:span> передок санок в свете фонаря переливался таким прекрасным множеством морозных искорок, что я не удержался и лизнул его.</text:p>
      <text:p text:style-name="P9"><text:soft-page-break/>Как и следовало ожидать, язык прикипел к железу, пришлось отдирать со стыдом и болью, и с надеждой, что никто не заметил такой глупости от такого большого мальчика.</text:p>
      <text:p text:style-name="P9">Потом возвращаешься домой, волоча за собой санки онемелыми от холода руками, и бросаешь их у подвальной двери в подъезде, а дома мама сдёргивает с тебя варежки с бисерной ледышкой на каждой ворсинке шерсти, открывая побелелые кисти твои<text:span text:style-name="T6">х</text:span> рук и выбегает во двор — зачерпнуть снега в тазик и раст<text:span text:style-name="T5">е</text:span>р<text:span text:style-name="T5">е</text:span>ть твои ничего не чувствующие руки, а потом велит держать их в кастрюле, куда льётся холодная вода из кухонного крана и к ним медленно начинает возвращаться жизнь; и ты ноешь <text:span text:style-name="T6">от </text:span><text:s/>игол<text:span text:style-name="T6">о</text:span>к пронзительной боли в пальцах, <text:span text:style-name="T6">а мама кричит: так тебе и надо! тоже мне — гуляка! так тебе и надо, горе ты моё луковое! </text:span></text:p>
      <text:p text:style-name="P10">А ты скулишь от нестерпимой боли в негнущихся пальцах и ойкаешь ободранным об морозную железяку языком, но уже не сомневаешься, что всё будет хорошо, потому что мама знает чем и как спасти тебя...</text:p>
      <text:p text:style-name="P9"/>
      <text:p text:style-name="P4">После каникул Серафима Сергеевна принесла в класс газету «Пионерская правда» и целый урок читала оттуда что такое коммунизм, который Никита Сергеевич Хрущёв только что пообещал построить в нашей стране через двадцать лет.</text:p>
      <text:p text:style-name="P4">Когда я дома радостно объявил, что нам предстоит жить при коммунизме, где <text:span text:style-name="T7">в магазинах </text:span>всё <text:s/>будет <text:span text:style-name="T7">бесплатно, родители переглянулись, но разделять мои восторги не стали. </text:span></text:p>
      <text:p text:style-name="P11">Я больше не стал к ним приставать, но про себя высчитал, что с наступлением коммунизма мне исполнится двадцать семь лет — не очень-то и старый, успею пожить при нём.</text:p>
      <text:p text:style-name="P11">К тому времени всех учеников нашего класса уже приняли в октябрята, <text:span text:style-name="T5">для этого</text:span> к нам при<text:span text:style-name="T5">ходи</text:span>ли взрослые пятиклассники и каждому из нас прикололи на школьную форму значок — маленькую алую звёздочку с круглой рамочкой в центре, откуда, как из медальона, смотр<text:span text:style-name="T4">ит</text:span> ангельское личико Володи Ульянова в раннем детстве, когда он <text:span text:style-name="T3">командовал</text:span> своей сестричке: «Шагом марш из-под дивана!»</text:p>
      <text:p text:style-name="P11">Потом он вырос и стал Владимиром Ильичом Лениным и про него написали множество книг...</text:p>
      <text:p text:style-name="P11"/>
      <text:p text:style-name="P11">Дома у нас появился проектор для диафильмов: угловато-коробчатое устройство с трубкой носа, в котором размеща<text:span text:style-name="T3">ются</text:span> линзы, и с набором пластмассовых бочоночков, где под крышечками хран<text:span text:style-name="T3">ятся</text:span> тугие свитки тёмных плёнок с диафильмами — про того же матроса Железняка, или про маленькую дочку революционера, которая догадалась спрятать принесённый отцом типографский шрифт для подпольных листовок в кувшин<text:span text:style-name="T3">е</text:span> молок<text:span text:style-name="T3">а</text:span>, <text:span text:style-name="T3">когда</text:span> нагряну<text:span text:style-name="T3">ла</text:span> полици<text:span text:style-name="T3">я</text:span> с обыском.</text:p>
      <text:p text:style-name="P11">Под молоко они не догадались заглянуть.</text:p>
      <text:p text:style-name="P11">Плёнки в рамку <text:s/>протяжки заряжал, конечно же, я и потом вращал чёрное колёсико прокрутки, сменяя кадры.</text:p>
      <text:p text:style-name="P11">Надписи под кадрами читал тоже я, <text:s/>но не долго, потому что младшие выучили их наизусть и <text:span text:style-name="T5">пересказывали</text:span> <text:span text:style-name="T5">надпись </text:span>ещё до того, как кадр со скрипом взберётся в световой квадрат на оклеенной обоями стене.</text:p>
      <text:p text:style-name="P11">Такие посягновения на своё старшинство от Наташи я терпел, но от Сашки было обидно. </text:p>
      <text:p text:style-name="P2">Давно ли, запыхавшись от игр, вбегали мы на кухню напиться воды из крана и он уступал <text:s/>мне, как более старшему и сильному, <text:s/>бел<text:span text:style-name="T5">ую</text:span> кружк<text:span text:style-name="T5">у</text:span> с рисунком крейсера «Аврора» на боку?</text:p>
      <text:p text:style-name="P2">А я, отпив половину, передавал <text:span text:style-name="T8">остаток</text:span> ему и великодушно позволял допить — ведь именно <text:span text:style-name="T8">так</text:span> <text:s/>передаётся сила.</text:p>
      <text:p text:style-name="P2"><text:span text:style-name="T8">Отчего</text:span> я такой сильный?</text:p>
      <text:p text:style-name="P2">Потому что не побрезговал допить воду из бутылки надпитой самым сильным мальчиком нашего класса — Сашей Невельским.</text:p>
      <text:p text:style-name="P2">Мой младший брат наивно слушал мои наивные россказни и послушно брал протянутую кружку...</text:p>
      <text:p text:style-name="P2">Он, как и я, был <text:s/>доверчив и однажды за обедом, когда папа достал из своей суповой тарелки <text:soft-page-break/>хрящ без мяса и объявил: кто разгрызёт — получит кило пряников, Сашка вызвался и, <text:span text:style-name="T1">всё-</text:span>таки, разгрыз, но пряников так и не получи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39:25.831270305</meta:creation-date>
    <dc:date>2017-02-27T20:39:33.438219709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39" meta:word-count="1030" meta:character-count="6587" meta:non-whitespace-character-count="5567"/>
    <meta:generator>LibreOffice/4.3.3.2$Linux_x86 LibreOffice_project/430m0$Build-2</meta:generator>
  </office:meta>
</office:document-meta>
</file>